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671a9"/>
    </style:style>
    <style:style style:name="P2" style:family="paragraph" style:parent-style-name="Standard">
      <style:text-properties fo:font-size="9pt" style:font-size-asian="9pt" style:font-name-complex="Arial1"/>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line-height="115%"/>
      <style:text-properties style:font-name="Times New Roman" fo:font-size="11pt" style:font-size-asian="11pt" style:font-size-complex="11pt"/>
    </style:style>
    <style:style style:name="P5" style:family="paragraph" style:parent-style-name="Standard">
      <style:text-properties style:font-name="Times New Roman" fo:font-size="11pt" fo:font-weight="bold" style:font-size-asian="11pt" style:font-weight-asian="bold" style:font-size-complex="11pt"/>
    </style:style>
    <style:style style:name="P6"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style:font-size-complex="14pt"/>
    </style:style>
    <style:style style:name="P9" style:family="paragraph" style:parent-style-name="Standard">
      <style:paragraph-properties fo:line-height="115%"/>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CN"/>
    </style:style>
    <style:style style:name="P12" style:family="paragraph" style:parent-style-name="Standard">
      <style:paragraph-properties fo:text-align="justify" style:justify-single-word="false"/>
    </style:style>
    <style:style style:name="P13" style:family="paragraph" style:parent-style-name="Standard">
      <style:text-properties officeooo:paragraph-rsid="000671a9"/>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6"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7" style:family="paragraph" style:parent-style-name="Standard" style:master-page-name="Standard">
      <style:paragraph-properties fo:margin-left="0cm" fo:margin-right="0cm" fo:text-align="center" style:justify-single-word="false" fo:text-indent="0cm" style:auto-text-indent="false" style:page-number="auto"/>
    </style:style>
    <style:style style:name="P18" style:family="paragraph" style:parent-style-name="Standard">
      <style:paragraph-properties fo:margin-left="0cm" fo:margin-right="-0.159cm" fo:text-indent="0cm" style:auto-text-indent="false"/>
      <style:text-properties style:font-name="Times New Roman"/>
    </style:style>
    <style:style style:name="P19"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20" style:family="paragraph" style:parent-style-name="Standard">
      <style:paragraph-properties fo:margin-left="-1.27cm" fo:margin-right="-1.905cm" fo:text-align="justify" style:justify-single-word="false" fo:text-indent="0.635cm" style:auto-text-indent="false"/>
    </style:style>
    <style:style style:name="P21"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2"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3"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4" style:family="paragraph" style:parent-style-name="Standard">
      <style:paragraph-properties fo:break-before="page"/>
    </style:style>
    <style:style style:name="P25" style:family="paragraph" style:parent-style-name="Footer">
      <style:paragraph-properties fo:text-align="end" style:justify-single-word="false"/>
    </style:style>
    <style:style style:name="P26" style:family="paragraph" style:parent-style-name="List_20_Paragraph" style:list-style-name="WWNum1">
      <style:paragraph-properties fo:line-height="115%"/>
    </style:style>
    <style:style style:name="P27" style:family="paragraph" style:parent-style-name="Frame_20_contents">
      <style:paragraph-properties fo:margin-left="0cm" fo:margin-right="0.032cm" fo:text-align="center" style:justify-single-word="false" fo:text-indent="0cm" style:auto-text-indent="false"/>
      <style:text-properties style:use-window-font-color="true"/>
    </style:style>
    <style:style style:name="P28" style:family="paragraph">
      <loext:graphic-properties draw:fill="none"/>
      <style:paragraph-properties fo:text-align="start"/>
      <style:text-properties fo:font-size="18pt"/>
    </style:style>
    <style:style style:name="T1" style:family="text">
      <style:text-properties fo:color="#ff0000" style:font-name="Times New Roman" fo:font-size="11pt" style:font-size-asian="11pt" style:font-size-complex="11pt"/>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05be8c" style:font-size-asian="11pt" style:font-size-complex="11pt"/>
    </style:style>
    <style:style style:name="T4" style:family="text">
      <style:text-properties fo:color="#ff0000" style:font-name="Times New Roman" fo:font-size="11pt" officeooo:rsid="0005be8c" style:font-size-asian="11pt" style:font-size-complex="11pt"/>
    </style:style>
    <style:style style:name="T5" style:family="text">
      <style:text-properties fo:font-size="9pt" style:font-size-asian="9pt" style:font-name-complex="Arial1"/>
    </style:style>
    <style:style style:name="T6" style:family="text">
      <style:text-properties fo:font-size="9pt" style:font-size-asian="9pt" style:font-size-complex="9pt"/>
    </style:style>
    <style:style style:name="T7" style:family="text">
      <style:text-properties fo:color="#808080" style:font-name="Lucida Calligraphy" fo:font-size="18pt" fo:font-weight="bold" style:font-size-asian="18pt" style:font-weight-asian="bold" style:font-name-complex="Arial1" style:font-size-complex="18pt"/>
    </style:style>
    <style:style style:name="T8" style:family="text">
      <style:text-properties style:font-name="Times New Roman"/>
    </style:style>
    <style:style style:name="T9" style:family="text">
      <style:text-properties style:font-name="Times New Roman" fo:font-size="11pt" fo:font-weight="bold" style:font-size-asian="11pt" style:font-weight-asian="bold" style:font-size-complex="11pt"/>
    </style:style>
    <style:style style:name="T10" style:family="text">
      <style:text-properties style:font-name="Times New Roman" fo:font-size="11pt" fo:font-weight="bold" style:font-size-asian="11pt" style:font-weight-asian="bold" style:font-size-complex="11pt" style:font-weight-complex="bold"/>
    </style:style>
    <style:style style:name="T11" style:family="text">
      <style:text-properties style:font-name="Times New Roman" fo:font-size="11pt" style:font-size-asian="11pt" style:font-size-complex="11pt"/>
    </style:style>
    <style:style style:name="T12" style:family="text">
      <style:text-properties style:font-name="Times New Roman" fo:font-size="11pt" officeooo:rsid="0005be8c" style:font-size-asian="11pt" style:font-size-complex="11pt"/>
    </style:style>
    <style:style style:name="T13" style:family="text">
      <style:text-properties style:font-name="Times New Roman" fo:font-size="11pt" officeooo:rsid="00128ebd" style:font-size-asian="11pt" style:font-size-complex="11pt"/>
    </style:style>
    <style:style style:name="T14" style:family="text">
      <style:text-properties style:font-name="Times New Roman" fo:font-size="11pt" officeooo:rsid="001553de" style:font-size-asian="11pt" style:font-size-complex="11pt"/>
    </style:style>
    <style:style style:name="T15" style:family="text">
      <style:text-properties style:font-name="Times New Roman" fo:font-size="11pt" officeooo:rsid="000671a9" style:font-size-asian="11pt" style:font-size-complex="11pt"/>
    </style:style>
    <style:style style:name="T16" style:family="text">
      <style:text-properties style:font-name="Times New Roman" fo:font-size="11pt" fo:language="en" fo:country="CA" style:font-size-asian="11pt" style:font-size-complex="11pt"/>
    </style:style>
    <style:style style:name="T17" style:family="text">
      <style:text-properties style:font-name="Times New Roman" fo:font-size="22pt" fo:font-weight="bold" style:font-size-asian="22pt" style:font-weight-asian="bold" style:font-size-complex="22pt"/>
    </style:style>
    <style:style style:name="T18" style:family="text">
      <style:text-properties style:font-name="Times New Roman" fo:font-weight="bold" style:font-weight-asian="bold"/>
    </style:style>
    <style:style style:name="T19" style:family="text">
      <style:text-properties style:font-name="Times New Roman" style:font-size-complex="14pt"/>
    </style:style>
    <style:style style:name="T20" style:family="text">
      <style:text-properties fo:color="#ff0000" style:font-name="Times New Roman" fo:font-size="11pt" style:font-size-asian="11pt" style:font-size-complex="11pt"/>
    </style:style>
    <style:style style:name="T21" style:family="text">
      <style:text-properties fo:color="#ff0000" style:font-name="Times New Roman" fo:font-size="11pt" officeooo:rsid="0005be8c" style:font-size-asian="11pt" style:font-size-complex="11pt"/>
    </style:style>
    <style:style style:name="T22" style:family="text">
      <style:text-properties fo:color="#ff0000" style:font-name="Times New Roman" fo:font-size="11pt" officeooo:rsid="000671a9" style:font-size-asian="11pt" style:font-size-complex="11pt"/>
    </style:style>
    <style:style style:name="T23" style:family="text">
      <style:text-properties fo:font-size="11pt" fo:language="en" fo:country="CA" style:font-size-asian="11pt" style:font-size-complex="11pt"/>
    </style:style>
    <style:style style:name="T24" style:family="text">
      <style:text-properties fo:font-size="11pt" style:font-size-asian="11pt" style:font-size-complex="11pt"/>
    </style:style>
    <style:style style:name="fr1"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center" style:horizontal-rel="page-content" draw:wrap-influence-on-position="once-concurrent" style:flow-with-text="false" loext:rel-height-rel="paragraph"/>
    </style:style>
  </office:automatic-styles>
  <office:body>
    <office:text text:use-soft-page-breaks="true">
      <office:forms form:automatic-focus="false" form:apply-design-mode="false"/>
      <text:tracked-changes>
        <text:changed-region xml:id="ct75447072" text:id="ct75447072">
          <text:insertion>
            <office:change-info>
              <dc:creator>Tarek Loubani</dc:creator>
              <dc:date>2016-04-06T03:29:00</dc:date>
            </office:change-info>
          </text:insertion>
        </text:changed-region>
        <text:changed-region xml:id="ct50095296" text:id="ct50095296">
          <text:deletion>
            <office:change-info>
              <dc:creator>Tarek Loubani</dc:creator>
              <dc:date>2016-04-06T03:29:00</dc:date>
            </office:change-info>
            <text:p text:style-name="Standard"><text:span text:style-name="T1"><text:s/>Calibration and Validation Study</text:span></text:p>
          </text:deletion>
        </text:changed-region>
        <text:changed-region xml:id="ct95213632" text:id="ct95213632">
          <text:deletion>
            <office:change-info>
              <dc:creator>Tarek Loubani</dc:creator>
              <dc:date>2016-04-06T03:29:00</dc:date>
            </office:change-info>
            <text:p text:style-name="Standard"><text:span text:style-name="T2"><text:s/></text:span></text:p>
          </text:deletion>
        </text:changed-region>
        <text:changed-region xml:id="ct82983824" text:id="ct82983824">
          <text:insertion>
            <office:change-info>
              <dc:creator>Tarek Loubani</dc:creator>
              <dc:date>2016-04-06T03:30:00</dc:date>
            </office:change-info>
          </text:insertion>
        </text:changed-region>
        <text:changed-region xml:id="ct96702768" text:id="ct96702768">
          <text:deletion>
            <office:change-info>
              <dc:creator>Tarek Loubani</dc:creator>
              <dc:date>2016-04-06T03:30:00</dc:date>
            </office:change-info>
            <text:p text:style-name="Standard"><text:span text:style-name="T3">investigating the validity of </text:span></text:p>
          </text:deletion>
        </text:changed-region>
        <text:changed-region xml:id="ct94076928" text:id="ct94076928">
          <text:insertion>
            <office:change-info>
              <dc:creator>Tarek Loubani</dc:creator>
              <dc:date>2016-04-06T03:30:00</dc:date>
            </office:change-info>
          </text:insertion>
        </text:changed-region>
        <text:changed-region xml:id="ct96258464" text:id="ct96258464">
          <text:insertion>
            <office:change-info>
              <dc:creator>Tarek Loubani</dc:creator>
              <dc:date>2016-04-06T03:31:00</dc:date>
            </office:change-info>
          </text:insertion>
        </text:changed-region>
        <text:changed-region xml:id="ct50084784" text:id="ct50084784">
          <text:insertion>
            <office:change-info>
              <dc:creator>Tarek Loubani</dc:creator>
              <dc:date>2016-04-06T03:32:00</dc:date>
            </office:change-info>
          </text:insertion>
        </text:changed-region>
        <text:changed-region xml:id="ct60305760" text:id="ct60305760">
          <text:deletion>
            <office:change-info>
              <dc:creator>Tarek Loubani</dc:creator>
              <dc:date>2016-04-06T03:32:00</dc:date>
            </office:change-info>
            <text:p text:style-name="Standard"><text:span text:style-name="T2"><text:s/></text:span></text:p>
          </text:deletion>
        </text:changed-region>
        <text:changed-region xml:id="ct82803840" text:id="ct82803840">
          <text:insertion>
            <office:change-info>
              <dc:creator>Tarek Loubani</dc:creator>
              <dc:date>2016-04-06T03:36:00</dc:date>
            </office:change-info>
          </text:insertion>
        </text:changed-region>
        <text:changed-region xml:id="ct82457376" text:id="ct82457376">
          <text:deletion>
            <office:change-info>
              <dc:creator>Tarek Loubani</dc:creator>
              <dc:date>2016-04-06T03:36:00</dc:date>
            </office:change-info>
            <text:p text:style-name="Standard"><text:span text:style-name="T3">n oxygen </text:span></text:p>
          </text:deletion>
        </text:changed-region>
        <text:changed-region xml:id="ct95238592" text:id="ct95238592">
          <text:insertion>
            <office:change-info>
              <dc:creator>Tarek Loubani</dc:creator>
              <dc:date>2016-04-06T03:36:00</dc:date>
            </office:change-info>
          </text:insertion>
        </text:changed-region>
        <text:changed-region xml:id="ct95236080" text:id="ct95236080">
          <text:deletion>
            <office:change-info>
              <dc:creator>Tarek Loubani</dc:creator>
              <dc:date>2016-04-06T03:36:00</dc:date>
            </office:change-info>
            <text:p text:style-name="Standard"><text:span text:style-name="T2"><text:s/>a</text:span></text:p>
          </text:deletion>
        </text:changed-region>
        <text:changed-region xml:id="ct94532384" text:id="ct94532384">
          <text:insertion>
            <office:change-info>
              <dc:creator>Tarek Loubani</dc:creator>
              <dc:date>2016-04-06T03:36:00</dc:date>
            </office:change-info>
          </text:insertion>
        </text:changed-region>
        <text:changed-region xml:id="ct95034128" text:id="ct95034128">
          <text:deletion>
            <office:change-info>
              <dc:creator>Tarek Loubani</dc:creator>
              <dc:date>2016-04-06T03:36:00</dc:date>
            </office:change-info>
            <text:p text:style-name="Standard"><text:span text:style-name="T3">decreasing level </text:span></text:p>
          </text:deletion>
        </text:changed-region>
        <text:changed-region xml:id="ct96274512" text:id="ct96274512">
          <text:insertion>
            <office:change-info>
              <dc:creator>Tarek Loubani</dc:creator>
              <dc:date>2016-04-06T03:36:00</dc:date>
            </office:change-info>
          </text:insertion>
        </text:changed-region>
        <text:changed-region xml:id="ct94045984" text:id="ct94045984">
          <text:insertion>
            <office:change-info>
              <dc:creator>Tarek Loubani</dc:creator>
              <dc:date>2016-04-06T03:37:00</dc:date>
            </office:change-info>
          </text:insertion>
        </text:changed-region>
        <text:changed-region xml:id="ct56101312" text:id="ct56101312">
          <text:deletion>
            <office:change-info>
              <dc:creator>Tarek Loubani</dc:creator>
              <dc:date>2016-04-06T03:37:00</dc:date>
            </office:change-info>
            <text:p text:style-name="Standard"><text:span text:style-name="T3"><text:s/></text:span><text:span text:style-name="T4">or you experience </text:span></text:p>
          </text:deletion>
        </text:changed-region>
        <text:changed-region xml:id="ct88542960" text:id="ct88542960">
          <text:deletion>
            <office:change-info>
              <dc:creator>Tarek Loubani</dc:creator>
              <dc:date>2016-04-06T03:36:00</dc:date>
            </office:change-info>
            <text:p text:style-name="Standard"><text:span text:style-name="T4">unstable vitals</text:span></text:p>
          </text:deletion>
        </text:changed-region>
        <text:changed-region xml:id="ct60218784" text:id="ct60218784">
          <text:deletion>
            <office:change-info>
              <dc:creator>Tarek Loubani</dc:creator>
              <dc:date>2016-04-06T03:37:00</dc:date>
            </office:change-info>
            <text:p text:style-name="Standard"><text:span text:style-name="T4"><text:s/>(e.g., hypotension, tachycardia)</text:span></text:p>
          </text:deletion>
        </text:changed-region>
        <text:changed-region xml:id="ct55761696" text:id="ct55761696">
          <text:deletion>
            <office:change-info>
              <dc:creator>Tarek Loubani</dc:creator>
              <dc:date>2016-04-06T03:37:00</dc:date>
            </office:change-info>
            <text:p text:style-name="Standard"><text:span text:style-name="T2"><text:s/></text:span></text:p>
          </text:deletion>
        </text:changed-region>
        <text:changed-region xml:id="ct96659856" text:id="ct96659856">
          <text:deletion>
            <office:change-info>
              <dc:creator>Tarek Loubani</dc:creator>
              <dc:date>2016-04-06T03:38:00</dc:date>
            </office:change-info>
            <text:p text:style-name="Standard"><text:span text:style-name="T1">ZZZ</text:span></text:p>
          </text:deletion>
        </text:changed-region>
        <text:changed-region xml:id="ct94639424" text:id="ct94639424">
          <text:insertion>
            <office:change-info>
              <dc:creator>Tarek Loubani</dc:creator>
              <dc:date>2016-04-06T03:38:00</dc:date>
            </office:change-info>
          </text:insertion>
        </text:changed-region>
        <text:changed-region xml:id="ct95604752" text:id="ct95604752">
          <text:deletion>
            <office:change-info>
              <dc:creator>Tarek Loubani</dc:creator>
              <dc:date>2016-04-06T03:39:00</dc:date>
            </office:change-info>
            <text:p text:style-name="Standard"><text:span text:style-name="T2">You will be fitted with an oxygen mask which will deliver oxygen at a progressively decreasing level under careful monitoring by the EP. Blood oxygen levels will be measured until a pulse oxygen saturation of 70% is achieved </text:span><text:span text:style-name="T1">or you experience unstable vitals (e.g., hypotension, tachycardia)</text:span><text:span text:style-name="T2">. The EP will be monitoring you closely. Once the end point has been reached, normal oxygen levels will be restored. Arterial blood samples will be drawn and oxygen saturation will be measured throughout. </text:span></text:p>
          </text:deletion>
        </text:changed-region>
        <text:changed-region xml:id="ct55718896" text:id="ct55718896">
          <text:insertion>
            <office:change-info>
              <dc:creator>Tarek Loubani</dc:creator>
              <dc:date>2016-04-06T03:40:00</dc:date>
            </office:change-info>
          </text:insertion>
        </text:changed-region>
        <text:changed-region xml:id="ct94439920" text:id="ct94439920">
          <text:deletion>
            <office:change-info>
              <dc:creator>Tarek Loubani</dc:creator>
              <dc:date>2016-04-06T03:40:00</dc:date>
            </office:change-info>
            <text:p text:style-name="Standard"><text:span text:style-name="T1">ZZZ </text:span></text:p>
          </text:deletion>
        </text:changed-region>
        <text:changed-region xml:id="ct94636800" text:id="ct94636800">
          <text:insertion>
            <office:change-info>
              <dc:creator>Tarek Loubani</dc:creator>
              <dc:date>2016-04-06T03:40:00</dc:date>
            </office:change-info>
          </text:insertion>
        </text:changed-region>
        <text:changed-region xml:id="ct95208800" text:id="ct95208800">
          <text:insertion>
            <office:change-info>
              <dc:creator>Tarek Loubani</dc:creator>
              <dc:date>2016-04-06T03:41:00</dc:date>
            </office:change-info>
          </text:insertion>
        </text:changed-region>
        <text:changed-region xml:id="ct88246448" text:id="ct88246448">
          <text:deletion>
            <office:change-info>
              <dc:creator>Tarek Loubani</dc:creator>
              <dc:date>2016-04-06T03:41:00</dc:date>
            </office:change-info>
            <text:p text:style-name="P1"><text:span text:style-name="T1">FUNDED BY ZZZ</text:span></text:p>
          </text:deletion>
        </text:changed-region>
        <text:changed-region xml:id="ct75770528" text:id="ct75770528">
          <text:insertion>
            <office:change-info>
              <dc:creator>Tarek Loubani</dc:creator>
              <dc:date>2016-04-06T03:41:00</dc:date>
            </office:change-info>
          </text:insertion>
        </text:changed-region>
        <text:changed-region xml:id="ct95163312" text:id="ct95163312">
          <text:insertion>
            <office:change-info>
              <dc:creator>Tarek Loubani</dc:creator>
              <dc:date>2016-04-06T03:43:00</dc:date>
            </office:change-info>
          </text:insertion>
        </text:changed-region>
        <text:changed-region xml:id="ct50137456" text:id="ct50137456">
          <text:deletion>
            <office:change-info>
              <dc:creator>Tarek Loubani</dc:creator>
              <dc:date>2016-04-06T03:43:00</dc:date>
            </office:change-info>
            <text:p text:style-name="Standard"><text:span text:style-name="T1">, and you may experience .... </text:span></text:p>
          </text:deletion>
        </text:changed-region>
        <text:changed-region xml:id="ct60191936" text:id="ct60191936">
          <text:deletion>
            <office:change-info>
              <dc:creator>Tarek Loubani</dc:creator>
              <dc:date>2016-04-06T03:43:00</dc:date>
            </office:change-info>
            <text:p text:style-name="Standard"><text:span text:style-name="T1"><text:s/></text:span></text:p>
          </text:deletion>
        </text:changed-region>
        <text:changed-region xml:id="ct94876944" text:id="ct94876944">
          <text:deletion>
            <office:change-info>
              <dc:creator>Tarek Loubani</dc:creator>
              <dc:date>2016-04-06T03:43:00</dc:date>
            </office:change-info>
            <text:p text:style-name="Standard"><text:span text:style-name="T1">unstable vitals (e.g., </text:span></text:p>
          </text:deletion>
        </text:changed-region>
        <text:changed-region xml:id="ct60691504" text:id="ct60691504">
          <text:deletion>
            <office:change-info>
              <dc:creator>Tarek Loubani</dc:creator>
              <dc:date>2016-04-06T03:43:00</dc:date>
            </office:change-info>
            <text:p text:style-name="Standard"><text:span text:style-name="T1">)</text:span></text:p>
          </text:deletion>
        </text:changed-region>
        <text:changed-region xml:id="ct56817408" text:id="ct56817408">
          <text:insertion>
            <office:change-info>
              <dc:creator>Tarek Loubani</dc:creator>
              <dc:date>2016-04-06T03:43:00</dc:date>
            </office:change-info>
          </text:insertion>
        </text:changed-region>
        <text:changed-region xml:id="ct52650720" text:id="ct52650720">
          <text:insertion>
            <office:change-info>
              <dc:creator>Tarek Loubani</dc:creator>
              <dc:date>2016-04-06T03:43:00</dc:date>
            </office:change-info>
          </text:insertion>
        </text:changed-region>
        <text:changed-region xml:id="ct53765040" text:id="ct53765040">
          <text:deletion>
            <office:change-info>
              <dc:creator>Tarek Loubani</dc:creator>
              <dc:date>2016-04-06T03:43:00</dc:date>
            </office:change-info>
            <text:p text:style-name="Standard"><text:span text:style-name="T1">…</text:span></text:p>
          </text:deletion>
        </text:changed-region>
        <text:changed-region xml:id="ct49833904" text:id="ct49833904">
          <text:insertion>
            <office:change-info>
              <dc:creator>Tarek Loubani</dc:creator>
              <dc:date>2016-04-06T03:44:00</dc:date>
            </office:change-info>
          </text:insertion>
        </text:changed-region>
        <text:changed-region xml:id="ct47688352" text:id="ct47688352">
          <text:insertion>
            <office:change-info>
              <dc:creator>Tarek Loubani</dc:creator>
              <dc:date>2016-04-06T0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1" text:anchor-type="as-char" svg:width="16.544cm" svg:height="1.236cm" draw:z-index="2"><draw:image xlink:href="Pictures/2000000900008AF800000F0BED5F8035FC0F2BD4.wmf" xlink:type="simple" xlink:show="embed" xlink:actuate="onLoad"/></draw:frame></text:p>
      <text:p text:style-name="P14"><draw:custom-shape text:anchor-type="paragraph" style:rel-height="20%" draw:z-index="0" draw:name="Text Box 2" draw:style-name="gr1" draw:text-style-name="P28" svg:width="10.252cm" svg:height="0.985cm" svg:x="2.455cm" svg:y="0.84cm"><text:p text:style-name="P27"><text:span text:style-name="T6">800 Commissioners Rd East • London, Ontario • N6A 5W9 • Canada</text:span></text:p><text:p text:style-name="P27"><text:span text:style-name="T6">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Division of Emergency Medicine</text:span></text:p>
      <text:p text:style-name="P15"><text:span text:style-name="T7"><text:tab/><text:tab/></text:span></text:p>
      <text:h text:style-name="P16" text:outline-level="1"/>
      <text:p text:style-name="P2"/>
      <text:p text:style-name="P3"/>
      <text:p text:style-name="Standard"><text:span text:style-name="T9">Title of Project</text:span><text:span text:style-name="T2">: </text:span><text:change-start text:change-id="ct75447072"/><text:span text:style-name="T3">Calibration and validation of high quality low-cost </text:span><text:change-end text:change-id="ct75447072"/><text:span text:style-name="T1"><office:annotation office:name="__Annotation__20_1553797125"><dc:creator>Kevin Wood</dc:creator><dc:date>2016-04-05T20:58:00</dc:date><loext:sender-initials>KW</loext:sender-initials><text:p>Needs updating with the appropriate study title.</text:p></office:annotation></text:span><text:span text:style-name="T1">3D Printed Pulse Oximeter</text:span><text:change text:change-id="ct50095296"/><office:annotation-end office:name="__Annotation__20_1553797125"/></text:p>
      <text:p text:style-name="P3"/>
      <text:p text:style-name="Standard"><text:span text:style-name="T9">Principal Investigator</text:span><text:span text:style-name="T2">: Dr.</text:span> <text:span text:style-name="T2">Tarek Loubani, MD, CCFP (EM)</text:span><text:change text:change-id="ct95213632"/></text:p>
      <text:p text:style-name="P3"/>
      <text:p text:style-name="Standard"><text:span text:style-name="T9">Co-Investigators</text:span><text:span text:style-name="T2">: Dr. Melanie Columbus, PhD, Mrs. Kristine Van Aarsen, MSc</text:span></text:p>
      <text:p text:style-name="P3"/>
      <text:p text:style-name="Standard"><text:span text:style-name="T9">Background &amp; Purpose</text:span></text:p>
      <text:p text:style-name="Standard"><text:span text:style-name="T9"><text:tab/></text:span></text:p>
      <text:p text:style-name="Standard"><text:span text:style-name="T2">You are invited to participate in a research study </text:span><text:change-start text:change-id="ct82983824"/><text:span text:style-name="T3">to validate and calibrate </text:span><text:change-end text:change-id="ct82983824"/><text:change text:change-id="ct96702768"/><text:span text:style-name="T2">a </text:span><text:change-start text:change-id="ct94076928"/><text:span text:style-name="T3">high quality low-cost </text:span><text:change-end text:change-id="ct94076928"/><text:span text:style-name="T2">3D printed pulse oximeter. A pulse oximeter is a sensor device placed on the finger to measure oxygen levels in the blood. All healthy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3"/>
      <text:p text:style-name="Standard"><text:span text:style-name="T2">The purpose of this study is to calibrate and then validate a </text:span><text:change-start text:change-id="ct96258464"/><text:span text:style-name="T3">high quality low-cost </text:span><text:change-end text:change-id="ct96258464"/><text:span text:style-name="T2">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3"/>
      <text:p text:style-name="Standard"><text:span text:style-name="T2">Approximately 375 healthy adult participants will be recruited to participate </text:span><text:span text:style-name="T2"><office:annotation office:name="__Annotation__102_1553797125"><dc:creator>Kevin Wood</dc:creator><dc:date>2016-04-05T20:57:00</dc:date><loext:sender-initials>KW</loext:sender-initials><text:p>I have divided this into a 2 part study. I am not sure if the catheter is being inserted for the equivalence portion of the study. May want to create 2 separate LOIs if the catheter is not being inserted for the equivalence portion. I can do this easily, let me know.</text:p></office:annotation></text:span><text:span text:style-name="T2">in this two</text:span><text:change-start text:change-id="ct50084784"/><text:span text:style-name="T2">-</text:span><text:change-end text:change-id="ct50084784"/><text:change text:change-id="ct60305760"/><text:span text:style-name="T2">part study</text:span><office:annotation-end office:name="__Annotation__102_1553797125"/><text:span text:style-name="T2">. Your participation in the study involves completion of the study protocol. All study procedures will be conducted in the emergency department at Victoria Hospital and University Hospital at LHSC by an experienced emergency physician (EP). Part one (30 participants) of the study consists of calibration of the 3D printed pulse oximeter. You will have an arterial catheter inserted </text:span><text:span text:style-name="T1">into your wrist by the EP for accurate blood oxygen level measurements. </text:span><text:span text:style-name="T2">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text:span><text:change-start text:change-id="ct82803840"/><text:span text:style-name="T2"> </text:span><text:span text:style-name="T3">breathing</text:span><text:change-end text:change-id="ct82803840"/><text:change text:change-id="ct82457376"/><text:span text:style-name="T2">mask which will deliver </text:span><text:change-start text:change-id="ct95238592"/><text:span text:style-name="T3">a mix of nitrogen and </text:span><text:change-end text:change-id="ct95238592"/><text:span text:style-name="T2">oxygen at</text:span><text:change text:change-id="ct95236080"/><text:span text:style-name="T2"> progressively </text:span><text:change-start text:change-id="ct94532384"/><text:span text:style-name="T3">different ratios</text:span><text:change-end text:change-id="ct94532384"/><text:change text:change-id="ct95034128"/><text:change-start text:change-id="ct96274512"/><text:span text:style-name="T2"> </text:span><text:change-end text:change-id="ct96274512"/><text:span text:style-name="T2">under careful monitoring by the EP. Blood oxygen levels will be measured until a pulse oxygen saturation of 70% is achieved</text:span><text:change-start text:change-id="ct94045984"/><text:span text:style-name="T2">. </text:span><text:span text:style-name="T3">If, however, you experience chest pain, low blood pressure or fast heart rate, we will discontinue the experiment</text:span><text:change-end text:change-id="ct94045984"/><text:change text:change-id="ct56101312"/><text:change text:change-id="ct88542960"/><text:change text:change-id="ct60218784"/><text:span text:style-name="T2">. The EP will be monitoring you closely. Once the end</text:span><text:change text:change-id="ct55761696"/><text:span text:style-name="T2">point has been reached, normal oxygen levels will be restored. Arterial blood samples will be drawn and oxygen saturation will be measured throughout. </text:span><text:span text:style-name="T1">Part one of the study takes </text:span><text:change text:change-id="ct96659856"/><text:change-start text:change-id="ct94639424"/><text:span text:style-name="T4">60</text:span><text:change-end text:change-id="ct94639424"/><text:span text:style-name="T1"> minutes to complete</text:span></text:p>
      <text:p text:style-name="P3"/>
      <text:p text:style-name="Standard"><text:span text:style-name="T2">Part two of the study (345 participants) will examine the validity of the calibrated experimental pulse oximeter. </text:span><text:span text:style-name="T1"><text:s/></text:span><text:span text:style-name="T2">The experimental and control pulse oximeters will be placed on two different fingers on the same hand. Measurements of oxygen saturation will be recorded to establish equivalence of the two oximeters. </text:span><text:change text:change-id="ct95604752"/><text:span text:style-name="T2"><office:annotation office:name="__Annotation__225_1553797125"><dc:creator>Kevin Wood</dc:creator><dc:date>2016-04-05T20:52:00</dc:date><loext:sender-initials>KW</loext:sender-initials><text:p>Will oxygen exposure be manipulated for the equivalence study?</text:p></office:annotation></text:span><office:annotation-end office:name="__Annotation__225_1553797125"/><text:span text:style-name="T1">Part two of the study takes </text:span><text:change-start text:change-id="ct55718896"/><text:span text:style-name="T22">5 </text:span><text:change-end text:change-id="ct55718896"/><text:change text:change-id="ct94439920"/><text:span text:style-name="T1">minutes to complete</text:span><text:change-start text:change-id="ct94636800"/><text:span text:style-name="T1">, </text:span><text:span text:style-name="T22">is completely non-invasive,</text:span><text:span text:style-name="T1"> </text:span><text:span text:style-name="T22">and will not interfere with a participant's regular clinical care.</text:span><text:change-end text:change-id="ct94636800"/></text:p>
      <text:p text:style-name="P3"/>
      <text:p text:style-name="P1"><text:span text:style-name="T2">This study is part of a research project </text:span><text:change-start text:change-id="ct95208800"/><text:span text:style-name="T13">funded by the Division of Emergency Medicine and the medical school at Western</text:span><text:change-end text:change-id="ct95208800"/><text:change text:change-id="ct88246448"/><text:span text:style-name="T1"> </text:span><text:span text:style-name="T2">being under taken by Dr. Tarek Loubani of Western University. Should you require any further information, please feel free to contact: Dr.</text:span> <text:span text:style-name="T2">Tarek Loubani (tlouban@uwo.ca), </text:span><text:change-start text:change-id="ct75770528"/><text:span text:style-name="T14">Carrie Wakem (carrie.wakem@lhsc.on.ca) </text:span><text:change-end text:change-id="ct75770528"/><text:span text:style-name="T2">or Melanie Columbus (melanie.columbus@lhsc.on.ca) at 519-685-8500 ext 55014.</text:span></text:p>
      <text:p text:style-name="P3"/>
      <text:p text:style-name="P3"/>
      <text:p text:style-name="Standard"><text:span text:style-name="T9">Risks &amp; Benefits</text:span></text:p>
      <text:p text:style-name="P5"/>
      <text:p text:style-name="Standard"><text:span text:style-name="T2">Risks associated with this study include </text:span><text:span text:style-name="T1">discomfort during the catheter insertion process</text:span><text:change-start text:change-id="ct95163312"/><text:span text:style-name="T1">. </text:span><text:change-end text:change-id="ct95163312"/><text:change text:change-id="ct50137456"/><text:span text:style-name="T1">You may also </text:span><text:change text:change-id="ct60191936"/><text:span text:style-name="T1">experience </text:span><text:change text:change-id="ct94876944"/><text:span text:style-name="T1">low blood pressure, increased heart rate</text:span><text:change text:change-id="ct60691504"/><text:span text:style-name="T1">, </text:span><text:change-start text:change-id="ct56817408"/><text:span text:style-name="T22">chest pain, </text:span><text:change-end text:change-id="ct56817408"/><text:span text:style-name="T1">become symptomatic, or reach a pulse saturation of 70%</text:span><text:change-start text:change-id="ct52650720"/><text:span text:style-name="T1">.</text:span><text:change-end text:change-id="ct52650720"/><text:span text:style-name="T1"> </text:span><text:change text:change-id="ct53765040"/><text:span text:style-name="T2">You may not benefit personally from the study. Participation in this study will not impact your </text:span><text:change-start text:change-id="ct49833904"/><text:span text:style-name="T15">clinical course, </text:span><text:change-end text:change-id="ct49833904"/><text:span text:style-name="T2">academic status or employment. Results of this study may benefit society by validating a high-quality, low-pr</text:span><text:bookmark text:name="_GoBack"/><text:span text:style-name="T2">iced pulse oximeter whose design is freely available which may impact emergency rooms in both the developed and developing worlds. You will not be compensated for your participation in this study.</text:span></text:p>
      <text:p text:style-name="P3"/>
      <text:p text:style-name="Standard"><text:span text:style-name="T2">Participation in this study is voluntary. You may refuse to participate, refuse to answer any questions or withdraw at any point in the study without impact on your employment or academic status. </text:span></text:p>
      <text:p text:style-name="P3"/>
      <text:p text:style-name="Standard"><text:span text:style-name="T9">Confidentiality </text:span></text:p>
      <text:p text:style-name="P5"/>
      <text:p text:style-name="P9"><text:span text:style-name="T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16">Data will be retained for a period of 15 years after publication in a secure place, after which time it will be disposed of in a secure manner (e.g. shredded or electronically deleted). <text:s/></text:span></text:p>
      <text:p text:style-name="P4"/>
      <text:p text:style-name="P9"><text:span text:style-name="T16">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9"><text:span text:style-name="T16">Examples include:</text:span></text:p>
      <text:list xml:id="list6047109152833275479" text:style-name="WWNum1">
        <text:list-item>
          <text:p text:style-name="P26"><text:span text:style-name="T23">Representatives of Lawson Quality Assurance Education Program</text:span></text:p>
        </text:list-item>
        <text:list-item>
          <text:p text:style-name="P26"><text:span text:style-name="T23">Representatives of the University of Western Ontario Health Sciences Research Ethics <text:s text:c="2"/>Board that oversees the ethical conduct of this study</text:span></text:p>
        </text:list-item>
      </text:list>
      <text:p text:style-name="P3"/>
      <text:p text:style-name="Standard"><text:span text:style-name="T2">If you have any questions about your rights as a research participant or the conduct of the study you may contact Dr. David Hill, Scientific Director, Lawson Health Research Institute, (519) 667-6649 </text:span></text:p>
      <text:p text:style-name="P3"/>
      <text:p text:style-name="Standard"><text:span text:style-name="T2">Should you require any further information, please feel free to contact: Dr.</text:span> <text:span text:style-name="T2">Tarek Loubani (tlouban@uwo.ca), or Melanie Columbus (melanie.columbus@lhsc.on.ca) at 519-685-8500 ext 55014.</text:span></text:p>
      <text:p text:style-name="P3"/>
      <text:p text:style-name="P3"/>
      <text:p text:style-name="Standard"><text:span text:style-name="T2">Thank you,</text:span></text:p>
      <text:p text:style-name="P3"/>
      <text:p text:style-name="Standard"><text:soft-page-break/><text:span text:style-name="T2">Dr.</text:span> <text:span text:style-name="T2">Tarek Loubani, MD, CCFP (EM) </text:span></text:p>
      <text:p text:style-name="Standard"><text:span text:style-name="T2">Assistant Professor</text:span></text:p>
      <text:p text:style-name="Standard"><text:span text:style-name="T2">Schulich School of Medicine and Dentistry</text:span></text:p>
      <text:p text:style-name="Standard"><text:span text:style-name="T2">Western University</text:span><text:change-start text:change-id="ct47688352"/></text:p>
      <text:p text:style-name="P24"><text:bookmark text:name="OLE_LINK1"/><text:bookmark text:name="OLE_LINK2"/><text:change-end text:change-id="ct47688352"/><text:span text:style-name="T2"/></text:p>
      <text:p text:style-name="P3"/>
      <text:p text:style-name="P3"/>
      <text:p text:style-name="P3"/>
      <text:p text:style-name="P3"/>
      <text:p text:style-name="P10"><draw:frame draw:style-name="fr2" draw:name="Picture 3" text:anchor-type="as-char" svg:width="16.51cm" svg:height="1.235cm" draw:z-index="4"><draw:image xlink:href="Pictures/2000000900008AF800000F0BED5F8035FC0F2BD4.wmf" xlink:type="simple" xlink:show="embed" xlink:actuate="onLoad"/></draw:frame></text:p>
      <text:p text:style-name="P14"><draw:custom-shape text:anchor-type="paragraph" style:rel-height="20%" draw:z-index="1" draw:name="Text Box 5" draw:style-name="gr2" draw:text-style-name="P28" svg:width="10.252cm" svg:height="0.985cm" svg:x="3.129cm" svg:y="0.84cm"><text:p text:style-name="P27"><text:span text:style-name="T6">800 Commissioners Rd East • London, Ontario • N6A 5W9 • Canada</text:span></text:p><text:p text:style-name="P27"><text:span text:style-name="T6">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Division of Emergency Medicine</text:span></text:p>
      <text:p text:style-name="P6"/>
      <text:p text:style-name="P6"/>
      <text:p text:style-name="P10"><text:span text:style-name="T17">Consent to Participate</text:span></text:p>
      <text:p text:style-name="P6"/>
      <text:p text:style-name="P11"/>
      <text:p text:style-name="P12"><text:span text:style-name="T18">Title of Project</text:span><text:span text:style-name="T8">: </text:span><text:span text:style-name="T1">3D Printed Pulse Oximeter Calibration and Validation Study</text:span></text:p>
      <text:p text:style-name="P7"/>
      <text:p text:style-name="Standard"><text:span text:style-name="T18">Principal Investigator</text:span><text:span text:style-name="T8">: </text:span><text:span text:style-name="T2">Dr.</text:span> <text:span text:style-name="T2">Tarek Loubani, MD, CCFP (EM)</text:span></text:p>
      <text:p text:style-name="P8"/>
      <text:p text:style-name="Standard"><text:span text:style-name="T18">Co-investigator</text:span><text:span text:style-name="T8">: </text:span><text:span text:style-name="T2">Dr. Melanie Columbus, PhD, Mrs. Kristine Van Aarsen, MSc</text:span></text:p>
      <text:p text:style-name="P18"/>
      <text:p text:style-name="P19"/>
      <text:p text:style-name="P12"><text:span text:style-name="T8">I have read the Letter of Information, have had the nature of the study explained to me and I agree to participate. All questions have been answered to my satisfaction. <text:s text:c="37"/></text:span></text:p>
      <text:p text:style-name="P7"/>
      <text:p text:style-name="P7"/>
      <text:p text:style-name="P7"/>
      <text:p text:style-name="P7"/>
      <text:p text:style-name="P20"><text:span text:style-name="T8">___________________<text:tab/><text:tab/> <text:s text:c="4"/>________________________<text:tab/><text:tab/>____________</text:span></text:p>
      <text:p text:style-name="P20"><text:span text:style-name="T8">Participant Signature<text:tab/> <text:s text:c="17"/>Participant Name (Printed)<text:tab/> <text:s text:c="11"/>Date</text:span></text:p>
      <text:p text:style-name="P22"/>
      <text:p text:style-name="P22"/>
      <text:p text:style-name="P23"/>
      <text:p text:style-name="P23"/>
      <text:p text:style-name="P23"/>
      <text:p text:style-name="P21"><text:span text:style-name="T8"><text:tab/></text:span></text:p>
      <text:p text:style-name="P20"><text:span text:style-name="T8">___________________<text:tab/><text:tab/> <text:s text:c="4"/>________________________<text:tab/><text:tab/>___________</text:span></text:p>
      <text:p text:style-name="P20"><text:span text:style-name="T8">Signature of Person<text:tab/><text:tab/> <text:s text:c="6"/>Person Obtaining Informed <text:tab/><text:tab/>Date</text:span></text:p>
      <text:p text:style-name="P20"><text:span text:style-name="T8">Obtaining Informed Consent<text:tab/> <text:s text:c="6"/>Consent (Prin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text:tab/><text:tab/>Version Date: April 05, 2016</text:span></text:p>
        <text:p text:style-name="Header"/>
      </style:header>
      <style:footer>
        <text:p text:style-name="MP1"><text:span text:style-name="MT2">Page </text:span><text:span text:style-name="MT3"><text:page-number text:select-page="current">4</text:page-number></text:span><text:span text:style-name="MT2"> of </text:span><text:span text:style-name="MT3"><text:page-count>4</text:page-count></text:span></text:p>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ley McLeodS</meta:initial-creator>
    <dc:creator>Tarek Loubani</dc:creator>
    <meta:editing-cycles>5</meta:editing-cycles>
    <meta:creation-date>2016-04-06T01:01:00</meta:creation-date>
    <dc:date>2016-04-06T03:44:57.432966392</dc:date>
    <meta:editing-duration>PT7M54S</meta:editing-duration>
    <meta:generator>LibreOffice/5.1.1.3$Linux_X86_64 LibreOffice_project/10m0$Build-3</meta:generator>
    <meta:document-statistic meta:table-count="0" meta:image-count="2" meta:object-count="0" meta:page-count="4" meta:paragraph-count="48" meta:word-count="1136" meta:character-count="7370" meta:non-whitespace-character-count="6164"/>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